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27.22mm" svg:height="71.56mm" svg:x="155.83mm" svg:y="6.58mm">
            <draw:object draw:notify-on-update-of-ranges="Tabelle1.A1:Tabelle1.A1 Tabelle1.A2:Tabelle1.A9 Tabelle1.D1:Tabelle1.D1 Tabelle1.D2:Tabelle1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8.08mm" svg:height="72.04mm" svg:x="11.9mm" svg:y="58.37mm">
            <draw:object draw:notify-on-update-of-ranges="Tabelle1.A1:Tabelle1.A1 Tabelle1.A2:Tabelle1.A9 Tabelle1.B1:Tabelle1.B1 Tabelle1.B2:Tabelle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Tokens</text:p>
          </table:table-cell>
          <table:table-cell table:style-name="Default" office:value-type="string" calcext:value-type="string">
            <text:p>rel.</text:p>
          </table:table-cell>
          <table:table-cell office:value-type="string" calcext:value-type="string">
            <text:p>Characters</text:p>
          </table:table-cell>
          <table:table-cell table:style-name="Default" office:value-type="string" calcext:value-type="string">
            <text:p>chars rel.</text:p>
          </table:table-cell>
        </table:table-row>
        <table:table-row table:style-name="ro1">
          <table:table-cell office:value-type="string" calcext:value-type="string">
            <text:p>Whitespace</text:p>
          </table:table-cell>
          <table:table-cell office:value-type="float" office:value="15130000" calcext:value-type="float">
            <text:p>15130000</text:p>
          </table:table-cell>
          <table:table-cell table:formula="of:=[.B2]/[.B10]" office:value-type="percentage" office:value="0.35441555399391" calcext:value-type="percentage">
            <text:p>35,44 %</text:p>
          </table:table-cell>
          <table:table-cell office:value-type="float" office:value="15130000" calcext:value-type="float">
            <text:p>15130000</text:p>
          </table:table-cell>
          <table:table-cell table:formula="of:=[.D2]/[.D10]" office:value-type="percentage" office:value="0.17007293453587" calcext:value-type="percentage">
            <text:p>17,01 %</text:p>
          </table:table-cell>
        </table:table-row>
        <table:table-row table:style-name="ro1">
          <table:table-cell office:value-type="string" calcext:value-type="string">
            <text:p>Lexem char</text:p>
          </table:table-cell>
          <table:table-cell office:value-type="float" office:value="11840000" calcext:value-type="float">
            <text:p>11840000</text:p>
          </table:table-cell>
          <table:table-cell table:formula="of:=[.B3]/[.B10]" office:value-type="percentage" office:value="0.277348325134692" calcext:value-type="percentage">
            <text:p>27,73 %</text:p>
          </table:table-cell>
          <table:table-cell office:value-type="float" office:value="11840000" calcext:value-type="float">
            <text:p>11840000</text:p>
          </table:table-cell>
          <table:table-cell table:formula="of:=[.D3]/[.D10]" office:value-type="percentage" office:value="0.133090782875393" calcext:value-type="percentage">
            <text:p>13,31 %</text:p>
          </table:table-cell>
        </table:table-row>
        <table:table-row table:style-name="ro1">
          <table:table-cell office:value-type="string" calcext:value-type="string">
            <text:p>Keyword</text:p>
          </table:table-cell>
          <table:table-cell office:value-type="float" office:value="7301581" calcext:value-type="float">
            <text:p>7301581</text:p>
          </table:table-cell>
          <table:table-cell table:formula="of:=[.B4]/[.B10]" office:value-type="percentage" office:value="0.17103726868119" calcext:value-type="percentage">
            <text:p>17,10 %</text:p>
          </table:table-cell>
          <table:table-cell office:value-type="float" office:value="25675294" calcext:value-type="float">
            <text:p>25675294</text:p>
          </table:table-cell>
          <table:table-cell table:formula="of:=[.D4]/[.D10]" office:value-type="percentage" office:value="0.288610217822288" calcext:value-type="percentage">
            <text:p>28,86 %</text:p>
          </table:table-cell>
        </table:table-row>
        <table:table-row table:style-name="ro1">
          <table:table-cell office:value-type="string" calcext:value-type="string">
            <text:p>Identifier</text:p>
          </table:table-cell>
          <table:table-cell office:value-type="float" office:value="6208419" calcext:value-type="float">
            <text:p>6208419</text:p>
          </table:table-cell>
          <table:table-cell table:formula="of:=[.B5]/[.B10]" office:value-type="percentage" office:value="0.145430288123682" calcext:value-type="percentage">
            <text:p>14,54 %</text:p>
          </table:table-cell>
          <table:table-cell office:value-type="float" office:value="31606539" calcext:value-type="float">
            <text:p>31606539</text:p>
          </table:table-cell>
          <table:table-cell table:formula="of:=[.D5]/[.D10]" office:value-type="percentage" office:value="0.355282011781389" calcext:value-type="percentage">
            <text:p>35,53 %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float" office:value="1350000" calcext:value-type="float">
            <text:p>1350000</text:p>
          </table:table-cell>
          <table:table-cell table:formula="of:=[.B6]/[.B10]" office:value-type="percentage" office:value="0.0316233309908644" calcext:value-type="percentage">
            <text:p>3,16 %</text:p>
          </table:table-cell>
          <table:table-cell office:value-type="float" office:value="1450000" calcext:value-type="float">
            <text:p>1450000</text:p>
          </table:table-cell>
          <table:table-cell table:formula="of:=[.D6]/[.D10]" office:value-type="percentage" office:value="0.0162991245920034" calcext:value-type="percentage">
            <text:p>1,63 %</text:p>
          </table:table-cell>
        </table:table-row>
        <table:table-row table:style-name="ro1">
          <table:table-cell office:value-type="string" calcext:value-type="string">
            <text:p>Assign </text:p>
          </table:table-cell>
          <table:table-cell office:value-type="float" office:value="640000" calcext:value-type="float">
            <text:p>640000</text:p>
          </table:table-cell>
          <table:table-cell table:formula="of:=[.B7]/[.B10]" office:value-type="percentage" office:value="0.014991801358632" calcext:value-type="percentage">
            <text:p>1,50 %</text:p>
          </table:table-cell>
          <table:table-cell office:value-type="float" office:value="1280000" calcext:value-type="float">
            <text:p>1280000</text:p>
          </table:table-cell>
          <table:table-cell table:formula="of:=[.D7]/[.D10]" office:value-type="percentage" office:value="0.0143881927432858" calcext:value-type="percentage">
            <text:p>1,44 %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190000" calcext:value-type="float">
            <text:p>190000</text:p>
          </table:table-cell>
          <table:table-cell table:formula="of:=[.B8]/[.B10]" office:value-type="percentage" office:value="0.00445069102834388" calcext:value-type="percentage">
            <text:p>0,45 %</text:p>
          </table:table-cell>
          <table:table-cell office:value-type="float" office:value="1880000" calcext:value-type="float">
            <text:p>1880000</text:p>
          </table:table-cell>
          <table:table-cell table:formula="of:=[.D8]/[.D10]" office:value-type="percentage" office:value="0.021132658091701" calcext:value-type="percentage">
            <text:p>2,11 %</text:p>
          </table:table-cell>
        </table:table-row>
        <table:table-row table:style-name="ro1">
          <table:table-cell office:value-type="string" calcext:value-type="string">
            <text:p>Hexadecimal</text:p>
          </table:table-cell>
          <table:table-cell office:value-type="float" office:value="30000" calcext:value-type="float">
            <text:p>30000</text:p>
          </table:table-cell>
          <table:table-cell table:formula="of:=[.B9]/[.B10]" office:value-type="percentage" office:value="0.000702740688685875" calcext:value-type="percentage">
            <text:p>0,07 %</text:p>
          </table:table-cell>
          <table:table-cell office:value-type="float" office:value="100000" calcext:value-type="float">
            <text:p>100000</text:p>
          </table:table-cell>
          <table:table-cell table:formula="of:=[.D9]/[.D10]" office:value-type="percentage" office:value="0.0011240775580692" calcext:value-type="percentage">
            <text:p>0,11 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9])" office:value-type="float" office:value="42690000" calcext:value-type="float">
            <text:p>42690000</text:p>
          </table:table-cell>
          <table:table-cell table:formula="of:=SUM([.C2:.C9])" office:value-type="percentage" office:value="1" calcext:value-type="percentage">
            <text:p>100,00 %</text:p>
          </table:table-cell>
          <table:table-cell table:formula="of:=SUM([.D2:.D9])" office:value-type="float" office:value="88961833" calcext:value-type="float">
            <text:p>88961833</text:p>
          </table:table-cell>
          <table:table-cell table:formula="of:=SUM([.E2:.E9])" office:value-type="percentage" office:value="1" calcext:value-type="percentage">
            <text:p>100,00 %</text:p>
          </table:table-cell>
        </table:table-row>
      </table:table>
      <table:named-expressions/>
      <table:database-ranges>
        <table:database-range table:name="__Anonymous_Sheet_DB__0" table:target-range-address="Tabelle1.A12:Tabelle1.D1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.00.0000</text:date>, <text:time style:data-style-name="N2" text:time-value="20:21:18.86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9:59:18.623000000</meta:creation-date>
    <dc:date>2018-12-04T20:29:58.776000000</dc:date>
    <meta:editing-duration>PT14M6S</meta:editing-duration>
    <meta:editing-cycles>3</meta:editing-cycles>
    <meta:generator>LibreOffice/6.0.6.2$Windows_X86_64 LibreOffice_project/0c292870b25a325b5ed35f6b45599d2ea4458e77</meta:generator>
    <meta:document-statistic meta:table-count="1" meta:cell-count="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2.809cm" svg:height="7.205cm" xlink:href=".." xlink:type="simple" chart:class="chart:circle" chart:style-name="ch1">
        <chart:title svg:x="5.593cm" svg:y="0.28cm" chart:style-name="ch2">
          <text:p>Tokens</text:p>
        </chart:title>
        <chart:legend chart:legend-position="end" svg:x="10.07cm" svg:y="1.56cm" style:legend-expansion="high" chart:style-name="ch3"/>
        <chart:plot-area chart:style-name="ch4" table:cell-range-address="Tabelle1.A1:Tabelle1.B9" chart:data-source-has-labels="both" svg:x="0.256cm" svg:y="1.203cm" svg:width="9.558cm" svg:height="5.858cm">
          <chartooo:coordinate-region svg:x="2.106cm" svg:y="1.204cm" svg:width="5.857cm" svg:height="5.857cm"/>
          <chart:axis chart:dimension="x" chart:name="primary-x" chart:style-name="ch5" chartooo:axis-type="auto">
            <chartooo:date-scale/>
            <chart:categories table:cell-range-address="Tabelle1.A2:Tabelle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B2:Tabelle1.B9" chart:label-cell-address="Tabelle1.B1:Tabelle1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kens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space</text:p>
                <draw:g>
                  <svg:desc>Tabelle1.A2:Tabelle1.A9</svg:desc>
                </draw:g>
              </table:table-cell>
              <table:table-cell office:value-type="float" office:value="15130000">
                <text:p>15130000</text:p>
                <draw:g>
                  <svg:desc>Tabelle1.B2:Tabelle1.B9</svg:desc>
                </draw:g>
              </table:table-cell>
            </table:table-row>
            <table:table-row>
              <table:table-cell office:value-type="string">
                <text:p>Lexem char</text:p>
              </table:table-cell>
              <table:table-cell office:value-type="float" office:value="11840000">
                <text:p>11840000</text:p>
              </table:table-cell>
            </table:table-row>
            <table:table-row>
              <table:table-cell office:value-type="string">
                <text:p>Keyword</text:p>
              </table:table-cell>
              <table:table-cell office:value-type="float" office:value="7301581">
                <text:p>7301581</text:p>
              </table:table-cell>
            </table:table-row>
            <table:table-row>
              <table:table-cell office:value-type="string">
                <text:p>Identifier</text:p>
              </table:table-cell>
              <table:table-cell office:value-type="float" office:value="6208419">
                <text:p>6208419</text:p>
              </table:table-cell>
            </table:table-row>
            <table:table-row>
              <table:table-cell office:value-type="string">
                <text:p>Integer</text:p>
              </table:table-cell>
              <table:table-cell office:value-type="float" office:value="1350000">
                <text:p>1350000</text:p>
              </table:table-cell>
            </table:table-row>
            <table:table-row>
              <table:table-cell office:value-type="string">
                <text:p>Assign </text:p>
              </table:table-cell>
              <table:table-cell office:value-type="float" office:value="640000">
                <text:p>640000</text:p>
              </table:table-cell>
            </table:table-row>
            <table:table-row>
              <table:table-cell office:value-type="string">
                <text:p>Comment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Hexadecimal</text:p>
              </table:table-cell>
              <table:table-cell office:value-type="float" office:value="30000">
                <text:p>3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2.723cm" svg:height="7.157cm" xlink:href=".." xlink:type="simple" chart:class="chart:circle" chart:style-name="ch1">
        <chart:title svg:x="5.18cm" svg:y="0.279cm" chart:style-name="ch2">
          <text:p>Characters</text:p>
        </chart:title>
        <chart:legend chart:legend-position="end" svg:x="9.984cm" svg:y="1.536cm" style:legend-expansion="high" chart:style-name="ch3"/>
        <chart:plot-area chart:style-name="ch4" table:cell-range-address="Tabelle1.A1:Tabelle1.A9 Tabelle1.D1:Tabelle1.D9" chart:data-source-has-labels="both" svg:x="0.254cm" svg:y="1.201cm" svg:width="9.476cm" svg:height="5.813cm">
          <chartooo:coordinate-region svg:x="2.086cm" svg:y="1.202cm" svg:width="5.812cm" svg:height="5.812cm"/>
          <chart:axis chart:dimension="x" chart:name="primary-x" chart:style-name="ch5" chartooo:axis-type="auto">
            <chartooo:date-scale/>
            <chart:categories table:cell-range-address="Tabelle1.A2:Tabelle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D2:Tabelle1.D9" chart:label-cell-address="Tabelle1.D1:Tabelle1.D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acter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space</text:p>
                <draw:g>
                  <svg:desc>Tabelle1.A2:Tabelle1.A9</svg:desc>
                </draw:g>
              </table:table-cell>
              <table:table-cell office:value-type="float" office:value="15130000">
                <text:p>15130000</text:p>
                <draw:g>
                  <svg:desc>Tabelle1.D2:Tabelle1.D9</svg:desc>
                </draw:g>
              </table:table-cell>
            </table:table-row>
            <table:table-row>
              <table:table-cell office:value-type="string">
                <text:p>Lexem char</text:p>
              </table:table-cell>
              <table:table-cell office:value-type="float" office:value="11840000">
                <text:p>11840000</text:p>
              </table:table-cell>
            </table:table-row>
            <table:table-row>
              <table:table-cell office:value-type="string">
                <text:p>Keyword</text:p>
              </table:table-cell>
              <table:table-cell office:value-type="float" office:value="25675294">
                <text:p>25675294</text:p>
              </table:table-cell>
            </table:table-row>
            <table:table-row>
              <table:table-cell office:value-type="string">
                <text:p>Identifier</text:p>
              </table:table-cell>
              <table:table-cell office:value-type="float" office:value="31606539">
                <text:p>31606539</text:p>
              </table:table-cell>
            </table:table-row>
            <table:table-row>
              <table:table-cell office:value-type="string">
                <text:p>Integer</text:p>
              </table:table-cell>
              <table:table-cell office:value-type="float" office:value="1450000">
                <text:p>1450000</text:p>
              </table:table-cell>
            </table:table-row>
            <table:table-row>
              <table:table-cell office:value-type="string">
                <text:p>Assign </text:p>
              </table:table-cell>
              <table:table-cell office:value-type="float" office:value="1280000">
                <text:p>1280000</text:p>
              </table:table-cell>
            </table:table-row>
            <table:table-row>
              <table:table-cell office:value-type="string">
                <text:p>Comment</text:p>
              </table:table-cell>
              <table:table-cell office:value-type="float" office:value="1880000">
                <text:p>1880000</text:p>
              </table:table-cell>
            </table:table-row>
            <table:table-row>
              <table:table-cell office:value-type="string">
                <text:p>Hexadecimal</text:p>
              </table:table-cell>
              <table:table-cell office:value-type="float" office:value="100000">
                <text:p>1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